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A000000BF7CEB3F69960DA5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ống kê theo từng step trên TT-seq1: đây là quy ước tên file</text:p>
      <text:p text:style-name="Standard"><draw:frame draw:style-name="fr1" draw:name="Image1" text:anchor-type="char" svg:x="0.7882in" svg:y="0.5189in" svg:width="4.6043in" svg:height="1.9898in" draw:z-index="0"><draw:image xlink:href="Pictures/10000201000001BA000000BF7CEB3F69960DA5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16:01:30.102736838</meta:creation-date>
    <dc:date>2021-12-16T16:02:20.291734800</dc:date>
    <meta:editing-duration>PT50S</meta:editing-duration>
    <meta:editing-cycles>1</meta:editing-cycles>
    <meta:document-statistic meta:table-count="0" meta:image-count="1" meta:object-count="0" meta:page-count="1" meta:paragraph-count="1" meta:word-count="13" meta:character-count="61" meta:non-whitespace-character-count="49"/>
    <meta:generator>LibreOffice/7.1.7.2$Linux_X86_64 LibreOffice_project/10$Build-2</meta:generator>
  </office:meta>
</office:document-meta>
</file>